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justify" style:justify-single-word="false"/>
      <style:text-properties fo:font-size="14pt" style:font-size-asian="14pt" style:font-size-complex="14pt"/>
    </style:style>
    <style:style style:name="P4" style:family="paragraph" style:parent-style-name="Standard" style:master-page-name="">
      <loext:graphic-properties draw:fill="none"/>
      <style:paragraph-properties fo:margin-left="0cm" fo:margin-right="0cm" fo:text-align="justify" style:justify-single-word="false" fo:text-indent="1.6cm" style:auto-text-indent="false" style:page-number="auto" fo:background-color="transparent"/>
      <style:text-properties fo:font-size="14pt" style:font-size-asian="14pt" style:font-size-complex="14pt"/>
    </style:style>
    <style:style style:name="P5" style:family="paragraph" style:parent-style-name="Standard" style:master-page-name="">
      <loext:graphic-properties draw:fill="none"/>
      <style:paragraph-properties fo:margin-left="0cm" fo:margin-right="0cm" fo:text-align="justify" style:justify-single-word="false" fo:text-indent="1.499cm" style:auto-text-indent="false" style:page-number="auto" fo:background-color="transparent"/>
      <style:text-propertie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ntions légales</text:p>
      <text:p text:style-name="Standard"/>
      <text:p text:style-name="Standard"/>
      <text:p text:style-name="Standard"/>
      <text:p text:style-name="P4">Le présent site est détenu et exploité par « la Manu» (ci-après Site Web).</text:p>
      <text:p text:style-name="P3">L'accès à ce Site Web et l'utilisation que vous en faites dépendent de votre acceptation et de votre respect des mentions et renonciations énoncées ci-dessous et ailleurs sur le Site Web. En utilisant le Site Web, vous serez réputé avoir accepté les présentes mentions.</text:p>
      <text:p text:style-name="P2"/>
      <text:p text:style-name="Standard"/>
      <text:p text:style-name="Standard"/>
      <text:p text:style-name="Standard"/>
      <text:p text:style-name="P1">Cookies</text:p>
      <text:p text:style-name="Standard"/>
      <text:p text:style-name="Standard"/>
      <text:p text:style-name="Standard"/>
      <text:p text:style-name="P5">Ce site utilise des cookies. Il s’agit de fichiers contenant un identifiant envoyé depuis un serveur web vers le navigateur Web, puis stockés sur l’ordinateur des utilisateurs.</text:p>
      <text:p text:style-name="P3">Ils peuvent être utilisés pour faciliter l’accès et suivre le parcours de l’utilisateur lors de sa navigation sur le site. Lors de la consultation du site, l’utilisateur peut aussi recevoir des cookies de tiers, notamment de Google Analytics. Cette solution nous permet d’analyser l’utilisation du site et de générer des statistiques de consul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7T08:51:00.801641600</meta:creation-date>
    <dc:date>2019-11-07T08:54:36.891947017</dc:date>
    <meta:editing-duration>PT3M33S</meta:editing-duration>
    <meta:editing-cycles>7</meta:editing-cycles>
    <meta:generator>LibreOffice/6.0.7.3$Linux_X86_64 LibreOffice_project/00m0$Build-3</meta:generator>
    <meta:document-statistic meta:table-count="0" meta:image-count="0" meta:object-count="0" meta:page-count="1" meta:paragraph-count="6" meta:word-count="141" meta:character-count="892" meta:non-whitespace-character-count="757"/>
  </office:meta>
</office:document-meta>
</file>